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rsid="000b962a" officeooo:paragraph-rsid="000b962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i this is my first program........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ihind </meta:initial-creator>
    <meta:creation-date>2017-09-25T11:57:03.368020306</meta:creation-date>
    <dc:date>2017-09-25T11:58:00.706412112</dc:date>
    <dc:creator>Jaihind </dc:creator>
    <meta:editing-duration>P0D</meta:editing-duration>
    <meta:editing-cycles>1</meta:editing-cycles>
    <meta:document-statistic meta:table-count="0" meta:image-count="0" meta:object-count="0" meta:page-count="1" meta:paragraph-count="1" meta:word-count="6" meta:character-count="37" meta:non-whitespace-character-count="32"/>
    <meta:generator>LibreOffice/4.2.8.2$Linux_X86_64 LibreOffice_project/420$Build-2</meta:generator>
  </office:meta>
</office:document-meta>
</file>